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659b" officeooo:paragraph-rsid="0005659b"/>
    </style:style>
    <style:style style:name="P2" style:family="paragraph" style:parent-style-name="Standard">
      <style:text-properties style:text-underline-style="solid" style:text-underline-width="auto" style:text-underline-color="font-color" officeooo:rsid="0005659b" officeooo:paragraph-rsid="0005659b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Standard">echo -e "Enter the choose to find area: \n 1.CIRCLE \n 2.RECTANGEL \n 3.TRIANGEL"</text:p>
      <text:p text:style-name="Standard">read n</text:p>
      <text:p text:style-name="Standard">case $n in</text:p>
      <text:p text:style-name="Standard">1) echo "Enter radius"</text:p>
      <text:p text:style-name="Standard">read r</text:p>
      <text:p text:style-name="Standard">area=`expr 22 \* $r \* $r / 7`</text:p>
      <text:p text:style-name="Standard">echo "Area of circle:$area";;</text:p>
      <text:p text:style-name="Standard"/>
      <text:p text:style-name="Standard">2) echo "Enter length and breath"</text:p>
      <text:p text:style-name="Standard">read l</text:p>
      <text:p text:style-name="Standard">read b</text:p>
      <text:p text:style-name="Standard">area=`expr $l \* $b `</text:p>
      <text:p text:style-name="Standard">echo "Area of Rectangel:$area";;</text:p>
      <text:p text:style-name="Standard"/>
      <text:p text:style-name="Standard">3) echo "Enter height and breath"</text:p>
      <text:p text:style-name="Standard">read h</text:p>
      <text:p text:style-name="Standard">read b</text:p>
      <text:p text:style-name="Standard">area=`expr $h \* $b / 2`</text:p>
      <text:p text:style-name="Standard">echo "Area of Triangle:$area";;</text:p>
      <text:p text:style-name="Standard">esac</text:p>
      <text:p text:style-name="Standard"/>
      <text:p text:style-name="P2"><text:span text:style-name="T1">OUTPUT</text:span></text:p>
      <text:p text:style-name="P1">exam@debian:~$ ./area.sh</text:p>
      <text:p text:style-name="P1">Enter the choose to find area: </text:p>
      <text:p text:style-name="P1"><text:s/>1.CIRCLE </text:p>
      <text:p text:style-name="P1"><text:s/>2.RECTANGEL </text:p>
      <text:p text:style-name="P1"><text:s/>3.TRIANGEL</text:p>
      <text:p text:style-name="P1">1</text:p>
      <text:p text:style-name="P1">Enter radius</text:p>
      <text:p text:style-name="P1">8</text:p>
      <text:p text:style-name="P1">Area of circle:201</text:p>
      <text:p text:style-name="P1">exam@debian:~$ ./area.sh</text:p>
      <text:p text:style-name="P1">Enter the choose to find area: </text:p>
      <text:p text:style-name="P1"><text:s/>1.CIRCLE </text:p>
      <text:p text:style-name="P1"><text:s/>2.RECTANGEL </text:p>
      <text:p text:style-name="P1"><text:s/>3.TRIANGEL</text:p>
      <text:p text:style-name="P1">2</text:p>
      <text:p text:style-name="P1">Enter length and breath</text:p>
      <text:p text:style-name="P1">12</text:p>
      <text:p text:style-name="P1">15</text:p>
      <text:p text:style-name="P1">Area of Rectangel:180</text:p>
      <text:p text:style-name="P1">exam@debian:~$ ./area.sh</text:p>
      <text:p text:style-name="P1">Enter the choose to find area: </text:p>
      <text:p text:style-name="P1"><text:s/>1.CIRCLE </text:p>
      <text:p text:style-name="P1"><text:s/>2.RECTANGEL </text:p>
      <text:p text:style-name="P1"><text:s/>3.TRIANGEL</text:p>
      <text:p text:style-name="P1">3</text:p>
      <text:p text:style-name="P1">Enter height and breath</text:p>
      <text:p text:style-name="P1">14</text:p>
      <text:p text:style-name="P1">7</text:p>
      <text:p text:style-name="P1">Area of Triangle:49</text:p>
      <text:p text:style-name="P1"><text:soft-page-break/>1)</text:p>
      <text:p text:style-name="P1"/>
      <text:p text:style-name="P1">exam@debian:~$ mkdir FISAT</text:p>
      <text:p text:style-name="P1">exam@debian:~$ cd FISAT</text:p>
      <text:p text:style-name="P1">exam@debian:~/FISAT$ mkdir FISAT</text:p>
      <text:p text:style-name="P1">exam@debian:~/FISAT$ rmdir FISAT</text:p>
      <text:p text:style-name="P1">exam@debian:~/FISAT$ mkdir DAY1</text:p>
      <text:p text:style-name="P1">exam@debian:~/FISAT$ mkdir DAY2</text:p>
      <text:p text:style-name="P1">exam@debian:~/FISAT$ mkdir DAY3</text:p>
      <text:p text:style-name="P1">exam@debian:~/FISAT$ cd DAY1</text:p>
      <text:p text:style-name="P1">exam@debian:~/FISAT/DAY1$ touch F1</text:p>
      <text:p text:style-name="P1">exam@debian:~/FISAT/DAY1$ touch F2</text:p>
      <text:p text:style-name="P1">exam@debian:~/FISAT/DAY1$ touch F3</text:p>
      <text:p text:style-name="P1">exam@debian:~/FISAT/DAY1$ cd ..</text:p>
      <text:p text:style-name="P1">exam@debian:~/FISAT$ cd DAY2</text:p>
      <text:p text:style-name="P1">exam@debian:~/FISAT/DAY2$ touch M1</text:p>
      <text:p text:style-name="P1">exam@debian:~/FISAT/DAY2$ touch M2</text:p>
      <text:p text:style-name="P1">exam@debian:~/FISAT/DAY2$ cd ..</text:p>
      <text:p text:style-name="P1">exam@debian:~/FISAT$ cd DAY3</text:p>
      <text:p text:style-name="P1">exam@debian:~/FISAT/DAY3$ touch C1</text:p>
      <text:p text:style-name="P1">exam@debian:~/FISAT/DAY3$ touch C2</text:p>
      <text:p text:style-name="P1"/>
      <text:p text:style-name="P1"/>
      <text:p text:style-name="P1">Q1)</text:p>
      <text:p text:style-name="P1">exam@debian:~/FISAT/DAY2$ cat&gt;M1</text:p>
      <text:p text:style-name="P1">THIS IS AN EXPERIMENT</text:p>
      <text:p text:style-name="P1">^C</text:p>
      <text:p text:style-name="P1">exam@debian:~/FISAT/DAY2$ cat&gt;M2</text:p>
      <text:p text:style-name="P1">FOR CHECKING MERGE</text:p>
      <text:p text:style-name="P1">^C</text:p>
      <text:p text:style-name="P1">exam@debian:~/FISAT/DAY2$ M1&gt;&gt;M2</text:p>
      <text:p text:style-name="P1">bash: M1: command not found</text:p>
      <text:p text:style-name="P1">exam@debian:~/FISAT/DAY2$ M1 &gt;&gt; M2</text:p>
      <text:p text:style-name="P1">bash: M1: command not found</text:p>
      <text:p text:style-name="P1">exam@debian:~/FISAT/DAY2$ cat M1 &gt;&gt; M2</text:p>
      <text:p text:style-name="P1">exam@debian:~/FISAT/DAY2$ LS</text:p>
      <text:p text:style-name="P1">bash: LS: command not found</text:p>
      <text:p text:style-name="P1">exam@debian:~/FISAT/DAY2$ ls</text:p>
      <text:p text:style-name="P1">M1 <text:s/>M2</text:p>
      <text:p text:style-name="P1">exam@debian:~/FISAT/DAY2$ cat M2 &gt;&gt; M3</text:p>
      <text:p text:style-name="P1">exam@debian:~/FISAT/DAY2$ ls</text:p>
      <text:p text:style-name="P1">M1 <text:s/>M2 <text:s/>M3</text:p>
      <text:p text:style-name="P1"/>
      <text:p text:style-name="P1">Q2)</text:p>
      <text:p text:style-name="P1">exam@debian:~/FISAT/DAY2$ cp -r M3 /home/exam/FISAT/DAY3/C3</text:p>
      <text:p text:style-name="P1">exam@debian:~/FISAT/DAY2$ cd ..</text:p>
      <text:p text:style-name="P1">exam@debian:~/FISAT$ cd DAY3</text:p>
      <text:p text:style-name="P1">exam@debian:~/FISAT/DAY3$ ls</text:p>
      <text:p text:style-name="P1">C1 <text:s/>C2 <text:s/>C3</text:p>
      <text:p text:style-name="P1"/>
      <text:p text:style-name="P1"/>
      <text:p text:style-name="P1"/>
      <text:p text:style-name="P1"><text:soft-page-break/></text:p>
      <text:p text:style-name="P1">Q3)</text:p>
      <text:p text:style-name="P1">exam@debian:~/FISAT/DAY1$ chmod a=w F1</text:p>
      <text:p text:style-name="P1">exam@debian:~/FISAT/DAY1$ ls -ll</text:p>
      <text:p text:style-name="P1">total 0</text:p>
      <text:p text:style-name="P1">--w--w--w- 1 exam exam 0 Oct <text:s/>8 09:52 F1</text:p>
      <text:p text:style-name="P1">-rw-r--r-- 1 exam exam 0 Oct <text:s/>8 09:52 F2</text:p>
      <text:p text:style-name="P1">-rw-r--r-- 1 exam exam 0 Oct <text:s/>8 09:52 F3</text:p>
      <text:p text:style-name="P1"/>
      <text:p text:style-name="P1">Q4)</text:p>
      <text:p text:style-name="P1">exam@debian:~/FISAT/DAY1$ ps -aux</text:p>
      <text:p text:style-name="P1">USER <text:s text:c="8"/>PID %CPU %MEM <text:s text:c="3"/>VSZ <text:s text:c="2"/>RSS TTY <text:s text:c="5"/>STAT START <text:s text:c="2"/>TIME COMMAND</text:p>
      <text:p text:style-name="P1">root <text:s text:c="10"/>1 <text:s/>0.1 <text:s/>0.1 164036 10392 ? <text:s text:c="7"/>Ss <text:s text:c="2"/>09:48 <text:s text:c="2"/>0:01 /sbin/init</text:p>
      <text:p text:style-name="P1">root <text:s text:c="10"/>2 <text:s/>0.0 <text:s/>0.0 <text:s text:c="5"/>0 <text:s text:c="4"/>0 ? <text:s text:c="7"/>S <text:s text:c="3"/>09:48 <text:s text:c="2"/>0:00 [kthreadd]</text:p>
      <text:p text:style-name="P1">root <text:s text:c="10"/>3 <text:s/>0.0 <text:s/>0.0 <text:s text:c="5"/>0 <text:s text:c="4"/>0 ? <text:s text:c="7"/>I&lt; <text:s text:c="2"/>09:48 <text:s text:c="2"/>0:00 [rcu_gp]</text:p>
      <text:p text:style-name="P1">root <text:s text:c="10"/>4 <text:s/>0.0 <text:s/>0.0 <text:s text:c="5"/>0 <text:s text:c="4"/>0 ? <text:s text:c="7"/>I&lt; <text:s text:c="2"/>09:48 <text:s text:c="2"/>0:00 [rcu_par_gp]</text:p>
      <text:p text:style-name="P1">root <text:s text:c="10"/>6 <text:s/>0.0 <text:s/>0.0 <text:s text:c="5"/>0 <text:s text:c="4"/>0 ? <text:s text:c="7"/>I&lt; <text:s text:c="2"/>09:48 <text:s text:c="2"/>0:00 [kworker/0:0H</text:p>
      <text:p text:style-name="P1">root <text:s text:c="10"/>9 <text:s/>0.0 <text:s/>0.0 <text:s text:c="5"/>0 <text:s text:c="4"/>0 ? <text:s text:c="7"/>I&lt; <text:s text:c="2"/>09:48 <text:s text:c="2"/>0:00 [mm_percpu_wq</text:p>
      <text:p text:style-name="P1">root <text:s text:c="9"/>10 <text:s/>0.0 <text:s/>0.0 <text:s text:c="5"/>0 <text:s text:c="4"/>0 ? <text:s text:c="7"/>S <text:s text:c="3"/>09:48 <text:s text:c="2"/>0:00 [rcu_tasks_ru</text:p>
      <text:p text:style-name="P1">root <text:s text:c="9"/>11 <text:s/>0.0 <text:s/>0.0 <text:s text:c="5"/>0 <text:s text:c="4"/>0 ? <text:s text:c="7"/>S <text:s text:c="3"/>09:48 <text:s text:c="2"/>0:00 [rcu_tasks_tr</text:p>
      <text:p text:style-name="P1">root <text:s text:c="9"/>12 <text:s/>0.0 <text:s/>0.0 <text:s text:c="5"/>0 <text:s text:c="4"/>0 ? <text:s text:c="7"/>S <text:s text:c="3"/>09:48 <text:s text:c="2"/>0:00 [ksoftirqd/0]</text:p>
      <text:p text:style-name="P1">root <text:s text:c="9"/>13 <text:s/>0.0 <text:s/>0.0 <text:s text:c="5"/>0 <text:s text:c="4"/>0 ? <text:s text:c="7"/>I <text:s text:c="3"/>09:48 <text:s text:c="2"/>0:00 [rcu_sched]</text:p>
      <text:p text:style-name="P1">root <text:s text:c="9"/>14 <text:s/>0.0 <text:s/>0.0 <text:s text:c="5"/>0 <text:s text:c="4"/>0 ? <text:s text:c="7"/>S <text:s text:c="3"/>09:48 <text:s text:c="2"/>0:00 [migration/0]</text:p>
      <text:p text:style-name="P1">root <text:s text:c="9"/>15 <text:s/>0.0 <text:s/>0.0 <text:s text:c="5"/>0 <text:s text:c="4"/>0 ? <text:s text:c="7"/>S <text:s text:c="3"/>09:48 <text:s text:c="2"/>0:00 [cpuhp/0]</text:p>
      <text:p text:style-name="P1">root <text:s text:c="9"/>16 <text:s/>0.0 <text:s/>0.0 <text:s text:c="5"/>0 <text:s text:c="4"/>0 ? <text:s text:c="7"/>S <text:s text:c="3"/>09:48 <text:s text:c="2"/>0:00 [cpuhp/1]</text:p>
      <text:p text:style-name="P1">root <text:s text:c="9"/>17 <text:s/>0.0 <text:s/>0.0 <text:s text:c="5"/>0 <text:s text:c="4"/>0 ? <text:s text:c="7"/>S <text:s text:c="3"/>09:48 <text:s text:c="2"/>0:00 [migration/1]</text:p>
      <text:p text:style-name="P1">root <text:s text:c="9"/>18 <text:s/>0.0 <text:s/>0.0 <text:s text:c="5"/>0 <text:s text:c="4"/>0 ? <text:s text:c="7"/>S <text:s text:c="3"/>09:48 <text:s text:c="2"/>0:00 [ksoftirqd/1]</text:p>
      <text:p text:style-name="P1">root <text:s text:c="9"/>20 <text:s/>0.0 <text:s/>0.0 <text:s text:c="5"/>0 <text:s text:c="4"/>0 ? <text:s text:c="7"/>I&lt; <text:s text:c="2"/>09:48 <text:s text:c="2"/>0:00 [kworker/1:0H</text:p>
      <text:p text:style-name="P1">root <text:s text:c="9"/>21 <text:s/>0.0 <text:s/>0.0 <text:s text:c="5"/>0 <text:s text:c="4"/>0 ? <text:s text:c="7"/>S <text:s text:c="3"/>09:48 <text:s text:c="2"/>0:00 [cpuhp/2]</text:p>
      <text:p text:style-name="P1">root <text:s text:c="9"/>22 <text:s/>0.0 <text:s/>0.0 <text:s text:c="5"/>0 <text:s text:c="4"/>0 ? <text:s text:c="7"/>S <text:s text:c="3"/>09:48 <text:s text:c="2"/>0:00 [migration/2]</text:p>
      <text:p text:style-name="P1">root <text:s text:c="9"/>23 <text:s/>0.0 <text:s/>0.0 <text:s text:c="5"/>0 <text:s text:c="4"/>0 ? <text:s text:c="7"/>S <text:s text:c="3"/>09:48 <text:s text:c="2"/>0:00 [ksoftirqd/2]</text:p>
      <text:p text:style-name="P1">root <text:s text:c="9"/>25 <text:s/>0.0 <text:s/>0.0 <text:s text:c="5"/>0 <text:s text:c="4"/>0 ? <text:s text:c="7"/>I&lt; <text:s text:c="2"/>09:48 <text:s text:c="2"/>0:00 [kworker/2:0H</text:p>
      <text:p text:style-name="P1">root <text:s text:c="9"/>26 <text:s/>0.0 <text:s/>0.0 <text:s text:c="5"/>0 <text:s text:c="4"/>0 ? <text:s text:c="7"/>S <text:s text:c="3"/>09:48 <text:s text:c="2"/>0:00 [cpuhp/3]</text:p>
      <text:p text:style-name="P1">root <text:s text:c="9"/>27 <text:s/>0.0 <text:s/>0.0 <text:s text:c="5"/>0 <text:s text:c="4"/>0 ? <text:s text:c="7"/>S <text:s text:c="3"/>09:48 <text:s text:c="2"/>0:00 [migration/3]</text:p>
      <text:p text:style-name="P1">root <text:s text:c="9"/>28 <text:s/>0.0 <text:s/>0.0 <text:s text:c="5"/>0 <text:s text:c="4"/>0 ? <text:s text:c="7"/>S <text:s text:c="3"/>09:48 <text:s text:c="2"/>0:00 [ksoftirqd/3]</text:p>
      <text:p text:style-name="P1">root <text:s text:c="9"/>30 <text:s/>0.0 <text:s/>0.0 <text:s text:c="5"/>0 <text:s text:c="4"/>0 ? <text:s text:c="7"/>I&lt; <text:s text:c="2"/>09:48 <text:s text:c="2"/>0:00 [kworker/3:0H</text:p>
      <text:p text:style-name="P1">root <text:s text:c="9"/>32 <text:s/>1.3 <text:s/>0.0 <text:s text:c="5"/>0 <text:s text:c="4"/>0 ? <text:s text:c="7"/>I <text:s text:c="3"/>09:48 <text:s text:c="2"/>0:10 [kworker/u8:1</text:p>
      <text:p text:style-name="P1">root <text:s text:c="9"/>33 <text:s/>0.6 <text:s/>0.0 <text:s text:c="5"/>0 <text:s text:c="4"/>0 ? <text:s text:c="7"/>D <text:s text:c="3"/>09:48 <text:s text:c="2"/>0:05 [kworker/u8:2</text:p>
      <text:p text:style-name="P1">root <text:s text:c="9"/>34 <text:s/>1.0 <text:s/>0.0 <text:s text:c="5"/>0 <text:s text:c="4"/>0 ? <text:s text:c="7"/>I <text:s text:c="3"/>09:48 <text:s text:c="2"/>0:08 [kworker/u8:3</text:p>
      <text:p text:style-name="P1">root <text:s text:c="9"/>35 <text:s/>0.0 <text:s/>0.0 <text:s text:c="5"/>0 <text:s text:c="4"/>0 ? <text:s text:c="7"/>S <text:s text:c="3"/>09:48 <text:s text:c="2"/>0:00 [kdevtmpfs]</text:p>
      <text:p text:style-name="P1">root <text:s text:c="9"/>36 <text:s/>0.0 <text:s/>0.0 <text:s text:c="5"/>0 <text:s text:c="4"/>0 ? <text:s text:c="7"/>I&lt; <text:s text:c="2"/>09:48 <text:s text:c="2"/>0:00 [netns]</text:p>
      <text:p text:style-name="P1">root <text:s text:c="9"/>37 <text:s/>0.0 <text:s/>0.0 <text:s text:c="5"/>0 <text:s text:c="4"/>0 ? <text:s text:c="7"/>S <text:s text:c="3"/>09:48 <text:s text:c="2"/>0:00 [kauditd]</text:p>
      <text:p text:style-name="P1">root <text:s text:c="9"/>40 <text:s/>0.0 <text:s/>0.0 <text:s text:c="5"/>0 <text:s text:c="4"/>0 ? <text:s text:c="7"/>S <text:s text:c="3"/>09:48 <text:s text:c="2"/>0:00 [khungtaskd]</text:p>
      <text:p text:style-name="P1">root <text:s text:c="9"/>41 <text:s/>0.0 <text:s/>0.0 <text:s text:c="5"/>0 <text:s text:c="4"/>0 ? <text:s text:c="7"/>S <text:s text:c="3"/>09:48 <text:s text:c="2"/>0:00 [oom_reaper]</text:p>
      <text:p text:style-name="P1">root <text:s text:c="9"/>42 <text:s/>0.0 <text:s/>0.0 <text:s text:c="5"/>0 <text:s text:c="4"/>0 ? <text:s text:c="7"/>I&lt; <text:s text:c="2"/>09:48 <text:s text:c="2"/>0:00 [writeback]</text:p>
      <text:p text:style-name="P1">root <text:s text:c="9"/>43 <text:s/>0.0 <text:s/>0.0 <text:s text:c="5"/>0 <text:s text:c="4"/>0 ? <text:s text:c="7"/>S <text:s text:c="3"/>09:48 <text:s text:c="2"/>0:00 [kcompactd0]</text:p>
      <text:p text:style-name="P1">root <text:s text:c="9"/>44 <text:s/>0.0 <text:s/>0.0 <text:s text:c="5"/>0 <text:s text:c="4"/>0 ? <text:s text:c="7"/>SN <text:s text:c="2"/>09:48 <text:s text:c="2"/>0:00 [ksmd]</text:p>
      <text:p text:style-name="P1">root <text:s text:c="9"/>45 <text:s/>0.0 <text:s/>0.0 <text:s text:c="5"/>0 <text:s text:c="4"/>0 ? <text:s text:c="7"/>SN <text:s text:c="2"/>09:48 <text:s text:c="2"/>0:00 [khugepaged]</text:p>
      <text:p text:style-name="P1">root <text:s text:c="9"/>64 <text:s/>0.0 <text:s/>0.0 <text:s text:c="5"/>0 <text:s text:c="4"/>0 ? <text:s text:c="7"/>I&lt; <text:s text:c="2"/>09:48 <text:s text:c="2"/>0:00 [kintegrityd]</text:p>
      <text:p text:style-name="P1">root <text:s text:c="9"/>65 <text:s/>0.0 <text:s/>0.0 <text:s text:c="5"/>0 <text:s text:c="4"/>0 ? <text:s text:c="7"/>I&lt; <text:s text:c="2"/>09:48 <text:s text:c="2"/>0:00 [kblockd]</text:p>
      <text:p text:style-name="P1">root <text:s text:c="9"/>66 <text:s/>0.0 <text:s/>0.0 <text:s text:c="5"/>0 <text:s text:c="4"/>0 ? <text:s text:c="7"/>I&lt; <text:s text:c="2"/>09:48 <text:s text:c="2"/>0:00 [blkcg_punt_b</text:p>
      <text:p text:style-name="P1">root <text:s text:c="9"/>67 <text:s/>0.0 <text:s/>0.0 <text:s text:c="5"/>0 <text:s text:c="4"/>0 ? <text:s text:c="7"/>I&lt; <text:s text:c="2"/>09:48 <text:s text:c="2"/>0:00 [edac-poller]</text:p>
      <text:p text:style-name="P1"><text:soft-page-break/>root <text:s text:c="9"/>68 <text:s/>0.0 <text:s/>0.0 <text:s text:c="5"/>0 <text:s text:c="4"/>0 ? <text:s text:c="7"/>I&lt; <text:s text:c="2"/>09:48 <text:s text:c="2"/>0:00 [devfreq_wq]</text:p>
      <text:p text:style-name="P1">root <text:s text:c="9"/>69 <text:s/>0.0 <text:s/>0.0 <text:s text:c="5"/>0 <text:s text:c="4"/>0 ? <text:s text:c="7"/>I&lt; <text:s text:c="2"/>09:48 <text:s text:c="2"/>0:00 [kworker/2:1H</text:p>
      <text:p text:style-name="P1">root <text:s text:c="9"/>70 <text:s/>0.0 <text:s/>0.0 <text:s text:c="5"/>0 <text:s text:c="4"/>0 ? <text:s text:c="7"/>S <text:s text:c="3"/>09:48 <text:s text:c="2"/>0:00 [kswapd0]</text:p>
      <text:p text:style-name="P1">root <text:s text:c="9"/>71 <text:s/>0.0 <text:s/>0.0 <text:s text:c="5"/>0 <text:s text:c="4"/>0 ? <text:s text:c="7"/>I&lt; <text:s text:c="2"/>09:48 <text:s text:c="2"/>0:00 [kthrotld]</text:p>
      <text:p text:style-name="P1">root <text:s text:c="9"/>72 <text:s/>0.0 <text:s/>0.0 <text:s text:c="5"/>0 <text:s text:c="4"/>0 ? <text:s text:c="7"/>I&lt; <text:s text:c="2"/>09:48 <text:s text:c="2"/>0:00 [acpi_thermal</text:p>
      <text:p text:style-name="P1">root <text:s text:c="9"/>73 <text:s/>0.0 <text:s/>0.0 <text:s text:c="5"/>0 <text:s text:c="4"/>0 ? <text:s text:c="7"/>I <text:s text:c="3"/>09:48 <text:s text:c="2"/>0:00 [kworker/2:2-</text:p>
      <text:p text:style-name="P1">root <text:s text:c="9"/>75 <text:s/>0.0 <text:s/>0.0 <text:s text:c="5"/>0 <text:s text:c="4"/>0 ? <text:s text:c="7"/>I&lt; <text:s text:c="2"/>09:48 <text:s text:c="2"/>0:00 [ipv6_addrcon</text:p>
      <text:p text:style-name="P1">root <text:s text:c="9"/>77 <text:s/>0.1 <text:s/>0.0 <text:s text:c="5"/>0 <text:s text:c="4"/>0 ? <text:s text:c="7"/>I&lt; <text:s text:c="2"/>09:48 <text:s text:c="2"/>0:00 [kworker/1:1H</text:p>
      <text:p text:style-name="P1">root <text:s text:c="9"/>85 <text:s/>0.0 <text:s/>0.0 <text:s text:c="5"/>0 <text:s text:c="4"/>0 ? <text:s text:c="7"/>I&lt; <text:s text:c="2"/>09:48 <text:s text:c="2"/>0:00 [kstrp]</text:p>
      <text:p text:style-name="P1">root <text:s text:c="9"/>88 <text:s/>0.0 <text:s/>0.0 <text:s text:c="5"/>0 <text:s text:c="4"/>0 ? <text:s text:c="7"/>I&lt; <text:s text:c="2"/>09:48 <text:s text:c="2"/>0:00 [zswap-shrink</text:p>
      <text:p text:style-name="P1">root <text:s text:c="9"/>89 <text:s/>0.0 <text:s/>0.0 <text:s text:c="5"/>0 <text:s text:c="4"/>0 ? <text:s text:c="7"/>I&lt; <text:s text:c="2"/>09:48 <text:s text:c="2"/>0:00 [kworker/u9:0</text:p>
      <text:p text:style-name="P1">root <text:s text:c="8"/>117 <text:s/>0.0 <text:s/>0.0 <text:s text:c="5"/>0 <text:s text:c="4"/>0 ? <text:s text:c="7"/>I&lt; <text:s text:c="2"/>09:48 <text:s text:c="2"/>0:00 [kworker/0:1H</text:p>
      <text:p text:style-name="P1">root <text:s text:c="8"/>138 <text:s/>0.0 <text:s/>0.0 <text:s text:c="5"/>0 <text:s text:c="4"/>0 ? <text:s text:c="7"/>I <text:s text:c="3"/>09:48 <text:s text:c="2"/>0:00 [kworker/1:2-</text:p>
      <text:p text:style-name="P1">root <text:s text:c="8"/>140 <text:s/>0.0 <text:s/>0.0 <text:s text:c="5"/>0 <text:s text:c="4"/>0 ? <text:s text:c="7"/>I&lt; <text:s text:c="2"/>09:48 <text:s text:c="2"/>0:00 [kworker/3:1H</text:p>
      <text:p text:style-name="P1">root <text:s text:c="8"/>143 <text:s/>0.0 <text:s/>0.0 <text:s text:c="5"/>0 <text:s text:c="4"/>0 ? <text:s text:c="7"/>I&lt; <text:s text:c="2"/>09:48 <text:s text:c="2"/>0:00 [ata_sff]</text:p>
      <text:p text:style-name="P1">root <text:s text:c="8"/>146 <text:s/>0.0 <text:s/>0.0 <text:s text:c="5"/>0 <text:s text:c="4"/>0 ? <text:s text:c="7"/>I <text:s text:c="3"/>09:48 <text:s text:c="2"/>0:00 [kworker/3:2-</text:p>
      <text:p text:style-name="P1">root <text:s text:c="8"/>147 <text:s/>0.0 <text:s/>0.0 <text:s text:c="5"/>0 <text:s text:c="4"/>0 ? <text:s text:c="7"/>S <text:s text:c="3"/>09:48 <text:s text:c="2"/>0:00 [card0-crtc0]</text:p>
      <text:p text:style-name="P1">root <text:s text:c="8"/>148 <text:s/>0.0 <text:s/>0.0 <text:s text:c="5"/>0 <text:s text:c="4"/>0 ? <text:s text:c="7"/>S <text:s text:c="3"/>09:48 <text:s text:c="2"/>0:00 [card0-crtc1]</text:p>
      <text:p text:style-name="P1">root <text:s text:c="8"/>150 <text:s/>0.0 <text:s/>0.0 <text:s text:c="5"/>0 <text:s text:c="4"/>0 ? <text:s text:c="7"/>S <text:s text:c="3"/>09:48 <text:s text:c="2"/>0:00 [scsi_eh_0]</text:p>
      <text:p text:style-name="P1">root <text:s text:c="8"/>151 <text:s/>0.0 <text:s/>0.0 <text:s text:c="5"/>0 <text:s text:c="4"/>0 ? <text:s text:c="7"/>I&lt; <text:s text:c="2"/>09:48 <text:s text:c="2"/>0:00 [scsi_tmf_0]</text:p>
      <text:p text:style-name="P1">root <text:s text:c="8"/>152 <text:s/>0.0 <text:s/>0.0 <text:s text:c="5"/>0 <text:s text:c="4"/>0 ? <text:s text:c="7"/>S <text:s text:c="3"/>09:48 <text:s text:c="2"/>0:00 [scsi_eh_1]</text:p>
      <text:p text:style-name="P1">root <text:s text:c="8"/>153 <text:s/>0.0 <text:s/>0.0 <text:s text:c="5"/>0 <text:s text:c="4"/>0 ? <text:s text:c="7"/>I&lt; <text:s text:c="2"/>09:48 <text:s text:c="2"/>0:00 [scsi_tmf_1]</text:p>
      <text:p text:style-name="P1">root <text:s text:c="8"/>154 <text:s/>0.0 <text:s/>0.0 <text:s text:c="5"/>0 <text:s text:c="4"/>0 ? <text:s text:c="7"/>I&lt; <text:s text:c="2"/>09:48 <text:s text:c="2"/>0:00 [nvkm-disp]</text:p>
      <text:p text:style-name="P1">root <text:s text:c="8"/>155 <text:s/>0.0 <text:s/>0.0 <text:s text:c="5"/>0 <text:s text:c="4"/>0 ? <text:s text:c="7"/>S <text:s text:c="3"/>09:48 <text:s text:c="2"/>0:00 [scsi_eh_2]</text:p>
      <text:p text:style-name="P1">root <text:s text:c="8"/>156 <text:s/>0.0 <text:s/>0.0 <text:s text:c="5"/>0 <text:s text:c="4"/>0 ? <text:s text:c="7"/>I&lt; <text:s text:c="2"/>09:48 <text:s text:c="2"/>0:00 [scsi_tmf_2]</text:p>
      <text:p text:style-name="P1">root <text:s text:c="8"/>157 <text:s/>0.0 <text:s/>0.0 <text:s text:c="5"/>0 <text:s text:c="4"/>0 ? <text:s text:c="7"/>S <text:s text:c="3"/>09:48 <text:s text:c="2"/>0:00 [scsi_eh_3]</text:p>
      <text:p text:style-name="P1">root <text:s text:c="8"/>158 <text:s/>0.0 <text:s/>0.0 <text:s text:c="5"/>0 <text:s text:c="4"/>0 ? <text:s text:c="7"/>I&lt; <text:s text:c="2"/>09:48 <text:s text:c="2"/>0:00 [scsi_tmf_3]</text:p>
      <text:p text:style-name="P1">root <text:s text:c="8"/>162 <text:s/>0.0 <text:s/>0.0 <text:s text:c="5"/>0 <text:s text:c="4"/>0 ? <text:s text:c="7"/>I&lt; <text:s text:c="2"/>09:48 <text:s text:c="2"/>0:00 [ttm_swap]</text:p>
      <text:p text:style-name="P1">root <text:s text:c="8"/>163 <text:s/>0.0 <text:s/>0.0 <text:s text:c="5"/>0 <text:s text:c="4"/>0 ? <text:s text:c="7"/>S <text:s text:c="3"/>09:48 <text:s text:c="2"/>0:00 [card1-crtc0]</text:p>
      <text:p text:style-name="P1">root <text:s text:c="8"/>164 <text:s/>0.0 <text:s/>0.0 <text:s text:c="5"/>0 <text:s text:c="4"/>0 ? <text:s text:c="7"/>S <text:s text:c="3"/>09:48 <text:s text:c="2"/>0:00 [card1-crtc1]</text:p>
      <text:p text:style-name="P1">root <text:s text:c="8"/>165 <text:s/>0.0 <text:s/>0.0 <text:s text:c="5"/>0 <text:s text:c="4"/>0 ? <text:s text:c="7"/>S <text:s text:c="3"/>09:48 <text:s text:c="2"/>0:00 [card1-crtc2]</text:p>
      <text:p text:style-name="P1">root <text:s text:c="8"/>166 <text:s/>0.0 <text:s/>0.0 <text:s text:c="5"/>0 <text:s text:c="4"/>0 ? <text:s text:c="7"/>S <text:s text:c="3"/>09:48 <text:s text:c="2"/>0:00 [card1-crtc3]</text:p>
      <text:p text:style-name="P1">root <text:s text:c="8"/>202 <text:s/>0.0 <text:s/>0.0 <text:s text:c="5"/>0 <text:s text:c="4"/>0 ? <text:s text:c="7"/>S <text:s text:c="3"/>09:48 <text:s text:c="2"/>0:00 [jbd2/sda7-8]</text:p>
      <text:p text:style-name="P1">root <text:s text:c="8"/>203 <text:s/>0.0 <text:s/>0.0 <text:s text:c="5"/>0 <text:s text:c="4"/>0 ? <text:s text:c="7"/>I&lt; <text:s text:c="2"/>09:48 <text:s text:c="2"/>0:00 [ext4-rsv-con</text:p>
      <text:p text:style-name="P1">root <text:s text:c="8"/>244 <text:s/>0.0 <text:s/>0.5 <text:s/>83504 46408 ? <text:s text:c="7"/>Ss <text:s text:c="2"/>09:48 <text:s text:c="2"/>0:00 /lib/systemd/</text:p>
      <text:p text:style-name="P1"/>
      <text:p text:style-name="P1"/>
      <text:p text:style-name="P1"/>
      <text:p text:style-name="P1">Q5)</text:p>
      <text:p text:style-name="P1"/>
      <text:p text:style-name="P1"/>
      <text:p text:style-name="P1">exam@debian:~/FISAT/DAY1$ pwd</text:p>
      <text:p text:style-name="P1">/home/exam/FISAT/DAY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08:06.768311126</meta:creation-date>
    <dc:date>2021-10-08T11:24:05.060471565</dc:date>
    <meta:editing-duration>PT5M48S</meta:editing-duration>
    <meta:editing-cycles>1</meta:editing-cycles>
    <meta:document-statistic meta:table-count="0" meta:image-count="0" meta:object-count="0" meta:page-count="4" meta:paragraph-count="182" meta:word-count="1156" meta:character-count="8241" meta:non-whitespace-character-count="4897"/>
    <meta:generator>LibreOffice/7.0.4.2$Linux_X86_64 LibreOffice_project/00$Build-2</meta:generator>
  </office:meta>
</office:document-meta>
</file>